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number-columns-repeated="11" table:default-cell-style-name="ce1"/>
        <table:table-row table:style-name="ro1" table:number-rows-repeated="3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office:value-type="float" office:value="0">
            <text:p>0,000000</text:p>
          </table:table-cell>
          <table:table-cell office:value-type="float" office:value="0.1">
            <text:p>0,100000</text:p>
          </table:table-cell>
          <table:table-cell office:value-type="float" office:value="0.2">
            <text:p>0,200000</text:p>
          </table:table-cell>
          <table:table-cell office:value-type="float" office:value="0.3">
            <text:p>0,300000</text:p>
          </table:table-cell>
          <table:table-cell office:value-type="float" office:value="0.4">
            <text:p>0,400000</text:p>
          </table:table-cell>
          <table:table-cell office:value-type="float" office:value="0.5">
            <text:p>0,500000</text:p>
          </table:table-cell>
          <table:table-cell office:value-type="float" office:value="0.6">
            <text:p>0,600000</text:p>
          </table:table-cell>
          <table:table-cell office:value-type="float" office:value="0.7">
            <text:p>0,700000</text:p>
          </table:table-cell>
          <table:table-cell office:value-type="float" office:value="0.8">
            <text:p>0,800000</text:p>
          </table:table-cell>
          <table:table-cell office:value-type="float" office:value="0.9">
            <text:p>0,900000</text:p>
          </table:table-cell>
          <table:table-cell office:value-type="float" office:value="1">
            <text:p>1,000000</text:p>
          </table:table-cell>
        </table:table-row>
        <table:table-row table:style-name="ro2">
          <table:table-cell/>
          <table:table-cell office:value-type="string">
            <text:p>Lv,mes</text:p>
          </table:table-cell>
          <table:table-cell office:value-type="float" office:value="0.453">
            <text:p>0,453000</text:p>
          </table:table-cell>
          <table:table-cell office:value-type="float" office:value="0.434">
            <text:p>0,434000</text:p>
          </table:table-cell>
          <table:table-cell office:value-type="float" office:value="0.418">
            <text:p>0,418000</text:p>
          </table:table-cell>
          <table:table-cell office:value-type="float" office:value="0.403">
            <text:p>0,403000</text:p>
          </table:table-cell>
          <table:table-cell office:value-type="float" office:value="0.389">
            <text:p>0,389000</text:p>
          </table:table-cell>
          <table:table-cell office:value-type="float" office:value="0.377">
            <text:p>0,377000</text:p>
          </table:table-cell>
          <table:table-cell office:value-type="float" office:value="0.365">
            <text:p>0,365000</text:p>
          </table:table-cell>
          <table:table-cell office:value-type="float" office:value="0.354">
            <text:p>0,354000</text:p>
          </table:table-cell>
          <table:table-cell office:value-type="float" office:value="0.345">
            <text:p>0,345000</text:p>
          </table:table-cell>
          <table:table-cell office:value-type="float" office:value="0.335">
            <text:p>0,335000</text:p>
          </table:table-cell>
          <table:table-cell office:value-type="float" office:value="0.326">
            <text:p>0,326000</text:p>
          </table:table-cell>
        </table:table-row>
        <table:table-row table:style-name="ro2">
          <table:table-cell/>
          <table:table-cell office:value-type="string">
            <text:p>Lv,phot</text:p>
          </table:table-cell>
          <table:table-cell table:number-columns-repeated="11" office:value-type="float" office:value="0.3">
            <text:p>0,300000</text:p>
          </table:table-cell>
        </table:table-row>
        <table:table-row table:style-name="ro1">
          <table:table-cell/>
          <table:table-cell office:value-type="string">
            <text:p>Le</text:p>
          </table:table-cell>
          <table:table-cell office:value-type="float" office:value="0.000966">
            <text:p>0,000966</text:p>
          </table:table-cell>
          <table:table-cell office:value-type="float" office:value="0.0009079">
            <text:p>0,000908</text:p>
          </table:table-cell>
          <table:table-cell office:value-type="float" office:value="0.0008573">
            <text:p>0,000857</text:p>
          </table:table-cell>
          <table:table-cell office:value-type="float" office:value="0.000813">
            <text:p>0,000813</text:p>
          </table:table-cell>
          <table:table-cell office:value-type="float" office:value="0.0007737">
            <text:p>0,000774</text:p>
          </table:table-cell>
          <table:table-cell office:value-type="float" office:value="0.00073875">
            <text:p>0,000739</text:p>
          </table:table-cell>
          <table:table-cell office:value-type="float" office:value="0.00070736">
            <text:p>0,000707</text:p>
          </table:table-cell>
          <table:table-cell office:value-type="float" office:value="0.00067906">
            <text:p>0,000679</text:p>
          </table:table-cell>
          <table:table-cell office:value-type="float" office:value="0.0006534">
            <text:p>0,000653</text:p>
          </table:table-cell>
          <table:table-cell office:value-type="float" office:value="0.00063004">
            <text:p>0,000630</text:p>
          </table:table-cell>
          <table:table-cell office:value-type="float" office:value="0.00060867">
            <text:p>0,000609</text:p>
          </table:table-cell>
        </table:table-row>
        <table:table-row table:style-name="ro2">
          <table:table-cell/>
          <table:table-cell office:value-type="string">
            <text:p>Lphot/Lmes</text:p>
          </table:table-cell>
          <table:table-cell table:formula="of:=[.C6]/[.C5]" office:value-type="float" office:value="0.662251655629139">
            <text:p>0,662252</text:p>
          </table:table-cell>
          <table:table-cell table:formula="of:=[.D6]/[.D5]" office:value-type="float" office:value="0.691244239631337">
            <text:p>0,691244</text:p>
          </table:table-cell>
          <table:table-cell table:formula="of:=[.E6]/[.E5]" office:value-type="float" office:value="0.717703349282297">
            <text:p>0,717703</text:p>
          </table:table-cell>
          <table:table-cell table:formula="of:=[.F6]/[.F5]" office:value-type="float" office:value="0.744416873449132">
            <text:p>0,744417</text:p>
          </table:table-cell>
          <table:table-cell table:formula="of:=[.G6]/[.G5]" office:value-type="float" office:value="0.77120822622108">
            <text:p>0,771208</text:p>
          </table:table-cell>
          <table:table-cell table:formula="of:=[.H6]/[.H5]" office:value-type="float" office:value="0.795755968169761">
            <text:p>0,795756</text:p>
          </table:table-cell>
          <table:table-cell table:formula="of:=[.I6]/[.I5]" office:value-type="float" office:value="0.821917808219178">
            <text:p>0,821918</text:p>
          </table:table-cell>
          <table:table-cell table:formula="of:=[.J6]/[.J5]" office:value-type="float" office:value="0.847457627118644">
            <text:p>0,847458</text:p>
          </table:table-cell>
          <table:table-cell table:formula="of:=[.K6]/[.K5]" office:value-type="float" office:value="0.869565217391304">
            <text:p>0,869565</text:p>
          </table:table-cell>
          <table:table-cell table:formula="of:=[.L6]/[.L5]" office:value-type="float" office:value="0.895522388059701">
            <text:p>0,895522</text:p>
          </table:table-cell>
          <table:table-cell table:formula="of:=[.M6]/[.M5]" office:value-type="float" office:value="0.920245398773006">
            <text:p>0,920245</text:p>
          </table:table-cell>
        </table:table-row>
        <table:table-row table:style-name="ro2">
          <table:table-cell/>
          <table:table-cell office:value-type="string">
            <text:p>Le_adjusted</text:p>
          </table:table-cell>
          <table:table-cell table:formula="of:=[.C8]*[.C7]" office:value-type="float" office:value="0.000639735099337748">
            <text:p>0,000640</text:p>
          </table:table-cell>
          <table:table-cell table:formula="of:=[.D8]*[.D7]" office:value-type="float" office:value="0.00062758064516129">
            <text:p>0,000628</text:p>
          </table:table-cell>
          <table:table-cell table:formula="of:=[.E8]*[.E7]" office:value-type="float" office:value="0.000615287081339713">
            <text:p>0,000615</text:p>
          </table:table-cell>
          <table:table-cell table:formula="of:=[.F8]*[.F7]" office:value-type="float" office:value="0.000605210918114144">
            <text:p>0,000605</text:p>
          </table:table-cell>
          <table:table-cell table:formula="of:=[.G8]*[.G7]" office:value-type="float" office:value="0.000596683804627249">
            <text:p>0,000597</text:p>
          </table:table-cell>
          <table:table-cell table:formula="of:=[.H8]*[.H7]" office:value-type="float" office:value="0.000587864721485411">
            <text:p>0,000588</text:p>
          </table:table-cell>
          <table:table-cell table:formula="of:=[.I8]*[.I7]" office:value-type="float" office:value="0.000581391780821918">
            <text:p>0,000581</text:p>
          </table:table-cell>
          <table:table-cell table:formula="of:=[.J8]*[.J7]" office:value-type="float" office:value="0.000575474576271187">
            <text:p>0,000575</text:p>
          </table:table-cell>
          <table:table-cell table:formula="of:=[.K8]*[.K7]" office:value-type="float" office:value="0.000568173913043478">
            <text:p>0,000568</text:p>
          </table:table-cell>
          <table:table-cell table:formula="of:=[.L8]*[.L7]" office:value-type="float" office:value="0.000564214925373134">
            <text:p>0,000564</text:p>
          </table:table-cell>
          <table:table-cell table:formula="of:=[.M8]*[.M7]" office:value-type="float" office:value="0.000560125766871166">
            <text:p>0,000560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>
            <draw:frame table:end-cell-address="Tabelle1.H28" table:end-x="1.326cm" table:end-y="0.289cm" draw:z-index="0" draw:style-name="gr1" svg:width="7.999cm" svg:height="6.999cm" svg:x="0.101cm" svg:y="0.34cm">
              <draw:object draw:notify-on-update-of-ranges="Tabelle1.C9:Tabelle1.C9 Tabelle1.D9:Tabelle1.D9 Tabelle1.E9:Tabelle1.E9 Tabelle1.F9:Tabelle1.F9 Tabelle1.G9:Tabelle1.G9 Tabelle1.H9:Tabelle1.H9 Tabelle1.I9:Tabelle1.I9 Tabelle1.J9:Tabelle1.J9 Tabelle1.K9:Tabelle1.K9 Tabelle1.L9:Tabelle1.L9 Tabelle1.M9:Tabelle1.M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6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15.06.2011</text:date>, <text:time>15:48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Winter</meta:initial-creator>
    <meta:creation-date>2011-06-15T15:38:47</meta:creation-date>
    <dc:date>2011-06-15T15:48:48</dc:date>
    <dc:creator>Jan Winter</dc:creator>
    <meta:editing-duration>PT00H10M04S</meta:editing-duration>
    <meta:editing-cycles>6</meta:editing-cycles>
    <meta:generator>OpenOffice.org/3.2$Unix OpenOffice.org_project/320m18$Build-9502</meta:generator>
    <meta:document-statistic meta:table-count="3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graphic-properties draw:fill-color="#004586"/>
      <style:text-properties fo:font-size="6pt" style:font-size-asian="6pt" style:font-size-complex="6pt"/>
    </style:style>
    <style:style style:name="ch8" style:family="chart" style:data-style-name="N107">
      <style:graphic-properties draw:fill-color="#ff420e"/>
      <style:text-properties fo:font-size="6pt" style:font-size-asian="6pt" style:font-size-complex="6pt"/>
    </style:style>
    <style:style style:name="ch9" style:family="chart" style:data-style-name="N107">
      <style:graphic-properties draw:fill-color="#ffd320"/>
      <style:text-properties fo:font-size="6pt" style:font-size-asian="6pt" style:font-size-complex="6pt"/>
    </style:style>
    <style:style style:name="ch10" style:family="chart" style:data-style-name="N107">
      <style:graphic-properties draw:fill-color="#579d1c"/>
      <style:text-properties fo:font-size="6pt" style:font-size-asian="6pt" style:font-size-complex="6pt"/>
    </style:style>
    <style:style style:name="ch11" style:family="chart" style:data-style-name="N107">
      <style:graphic-properties draw:fill-color="#7e0021"/>
      <style:text-properties fo:font-size="6pt" style:font-size-asian="6pt" style:font-size-complex="6pt"/>
    </style:style>
    <style:style style:name="ch12" style:family="chart" style:data-style-name="N107">
      <style:graphic-properties draw:fill-color="#83caff"/>
      <style:text-properties fo:font-size="6pt" style:font-size-asian="6pt" style:font-size-complex="6pt"/>
    </style:style>
    <style:style style:name="ch13" style:family="chart" style:data-style-name="N107">
      <style:graphic-properties draw:fill-color="#314004"/>
      <style:text-properties fo:font-size="6pt" style:font-size-asian="6pt" style:font-size-complex="6pt"/>
    </style:style>
    <style:style style:name="ch14" style:family="chart" style:data-style-name="N107">
      <style:graphic-properties draw:fill-color="#aecf00"/>
      <style:text-properties fo:font-size="6pt" style:font-size-asian="6pt" style:font-size-complex="6pt"/>
    </style:style>
    <style:style style:name="ch15" style:family="chart" style:data-style-name="N107">
      <style:graphic-properties draw:fill-color="#4b1f6f"/>
      <style:text-properties fo:font-size="6pt" style:font-size-asian="6pt" style:font-size-complex="6pt"/>
    </style:style>
    <style:style style:name="ch16" style:family="chart" style:data-style-name="N107">
      <style:graphic-properties draw:fill-color="#ff950e"/>
      <style:text-properties fo:font-size="6pt" style:font-size-asian="6pt" style:font-size-complex="6pt"/>
    </style:style>
    <style:style style:name="ch17" style:family="chart" style:data-style-name="N107">
      <style:graphic-properties draw:fill-color="#c5000b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012cm" svg:y="1.343cm" chart:style-name="ch2"/>
        <chart:plot-area chart:style-name="ch3" table:cell-range-address="Tabelle1.C9:Tabelle1.M9" svg:x="0.16cm" svg:y="0.14cm" svg:width="5.692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9:Tabelle1.C9" chart:class="chart:bar">
            <chart:data-point/>
          </chart:series>
          <chart:series chart:style-name="ch8" chart:values-cell-range-address="Tabelle1.D9:Tabelle1.D9" chart:class="chart:bar">
            <chart:data-point/>
          </chart:series>
          <chart:series chart:style-name="ch9" chart:values-cell-range-address="Tabelle1.E9:Tabelle1.E9" chart:class="chart:bar">
            <chart:data-point/>
          </chart:series>
          <chart:series chart:style-name="ch10" chart:values-cell-range-address="Tabelle1.F9:Tabelle1.F9" chart:class="chart:bar">
            <chart:data-point/>
          </chart:series>
          <chart:series chart:style-name="ch11" chart:values-cell-range-address="Tabelle1.G9:Tabelle1.G9" chart:class="chart:bar">
            <chart:data-point/>
          </chart:series>
          <chart:series chart:style-name="ch12" chart:values-cell-range-address="Tabelle1.H9:Tabelle1.H9" chart:class="chart:bar">
            <chart:data-point/>
          </chart:series>
          <chart:series chart:style-name="ch13" chart:values-cell-range-address="Tabelle1.I9:Tabelle1.I9" chart:class="chart:bar">
            <chart:data-point/>
          </chart:series>
          <chart:series chart:style-name="ch14" chart:values-cell-range-address="Tabelle1.J9:Tabelle1.J9" chart:class="chart:bar">
            <chart:data-point/>
          </chart:series>
          <chart:series chart:style-name="ch15" chart:values-cell-range-address="Tabelle1.K9:Tabelle1.K9" chart:class="chart:bar">
            <chart:data-point/>
          </chart:series>
          <chart:series chart:style-name="ch16" chart:values-cell-range-address="Tabelle1.L9:Tabelle1.L9" chart:class="chart:bar">
            <chart:data-point/>
          </chart:series>
          <chart:series chart:style-name="ch17" chart:values-cell-range-address="Tabelle1.M9:Tabelle1.M9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0639735099337748">
                <text:p text:id="Tabelle1.C9:Tabelle1.C9">0.000639735099337748</text:p>
              </table:table-cell>
              <table:table-cell office:value-type="float" office:value="0.00062758064516129">
                <text:p text:id="Tabelle1.D9:Tabelle1.D9">0.00062758064516129</text:p>
              </table:table-cell>
              <table:table-cell office:value-type="float" office:value="0.000615287081339713">
                <text:p text:id="Tabelle1.E9:Tabelle1.E9">0.000615287081339713</text:p>
              </table:table-cell>
              <table:table-cell office:value-type="float" office:value="0.000605210918114144">
                <text:p text:id="Tabelle1.F9:Tabelle1.F9">0.000605210918114144</text:p>
              </table:table-cell>
              <table:table-cell office:value-type="float" office:value="0.000596683804627249">
                <text:p text:id="Tabelle1.G9:Tabelle1.G9">0.000596683804627249</text:p>
              </table:table-cell>
              <table:table-cell office:value-type="float" office:value="0.000587864721485411">
                <text:p text:id="Tabelle1.H9:Tabelle1.H9">0.000587864721485411</text:p>
              </table:table-cell>
              <table:table-cell office:value-type="float" office:value="0.000581391780821918">
                <text:p text:id="Tabelle1.I9:Tabelle1.I9">0.000581391780821918</text:p>
              </table:table-cell>
              <table:table-cell office:value-type="float" office:value="0.000575474576271187">
                <text:p text:id="Tabelle1.J9:Tabelle1.J9">0.000575474576271187</text:p>
              </table:table-cell>
              <table:table-cell office:value-type="float" office:value="0.000568173913043478">
                <text:p text:id="Tabelle1.K9:Tabelle1.K9">0.000568173913043478</text:p>
              </table:table-cell>
              <table:table-cell office:value-type="float" office:value="0.000564214925373134">
                <text:p text:id="Tabelle1.L9:Tabelle1.L9">0.000564214925373134</text:p>
              </table:table-cell>
              <table:table-cell office:value-type="float" office:value="0.000560125766871166">
                <text:p text:id="Tabelle1.M9:Tabelle1.M9">0.000560125766871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